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2abaa7" officeooo:paragraph-rsid="002abaa7" style:language-asian="ja" style:country-asian="JP"/>
    </style:style>
    <style:style style:name="P6" style:family="paragraph" style:parent-style-name="Standard">
      <style:text-properties officeooo:rsid="00150b29" officeooo:paragraph-rsid="00150b29" style:language-asian="ja" style:country-asian="JP"/>
    </style:style>
    <style:style style:name="P7" style:family="paragraph" style:parent-style-name="Standard">
      <style:text-properties officeooo:rsid="002c5238" officeooo:paragraph-rsid="002c5238" style:language-asian="ja" style:country-asian="JP"/>
    </style:style>
    <style:style style:name="P8" style:family="paragraph" style:parent-style-name="Standard">
      <style:text-properties officeooo:rsid="0038898f" officeooo:paragraph-rsid="0038898f" style:language-asian="ja" style:country-asian="JP"/>
    </style:style>
    <style:style style:name="P9" style:family="paragraph" style:parent-style-name="Standard">
      <style:text-properties officeooo:rsid="003d7c60" officeooo:paragraph-rsid="003f3f38" style:language-asian="ja" style:country-asian="JP"/>
    </style:style>
    <style:style style:name="P10" style:family="paragraph" style:parent-style-name="Standard">
      <style:text-properties officeooo:rsid="0043da2c" officeooo:paragraph-rsid="0043da2c" style:language-asian="ja" style:country-asian="JP"/>
    </style:style>
    <style:style style:name="P11" style:family="paragraph" style:parent-style-name="Standard">
      <style:text-properties officeooo:rsid="0011203a" officeooo:paragraph-rsid="0011203a" style:language-asian="ja" style:country-asian="JP"/>
    </style:style>
    <style:style style:name="P12" style:family="paragraph" style:parent-style-name="Standard">
      <style:text-properties officeooo:rsid="001d7de9" officeooo:paragraph-rsid="00454e0b" style:language-asian="ja" style:country-asian="JP"/>
    </style:style>
    <style:style style:name="P13" style:family="paragraph" style:parent-style-name="Standard" style:list-style-name="L1">
      <style:text-properties officeooo:rsid="003472c6" officeooo:paragraph-rsid="003472c6" style:language-asian="ja" style:country-asian="JP"/>
    </style:style>
    <style:style style:name="P14" style:family="paragraph" style:parent-style-name="Standard" style:list-style-name="L1">
      <style:text-properties officeooo:rsid="0038898f" officeooo:paragraph-rsid="0038898f" style:language-asian="ja" style:country-asian="JP"/>
    </style:style>
    <style:style style:name="P15" style:family="paragraph" style:parent-style-name="Standard" style:list-style-name="L2">
      <style:text-properties officeooo:rsid="003d7c60" officeooo:paragraph-rsid="003d7c60" style:language-asian="ja" style:country-asian="JP"/>
    </style:style>
    <style:style style:name="P16" style:family="paragraph" style:parent-style-name="Standard" style:list-style-name="L2">
      <style:text-properties officeooo:rsid="003f3f38" officeooo:paragraph-rsid="003f3f38" style:language-asian="ja" style:country-asian="JP"/>
    </style:style>
    <style:style style:name="P17" style:family="paragraph" style:parent-style-name="Standard">
      <style:text-properties officeooo:rsid="0043da2c" officeooo:paragraph-rsid="0043da2c" style:language-asian="ja" style:country-asian="JP"/>
    </style:style>
    <style:style style:name="P18" style:family="paragraph" style:parent-style-name="Standard">
      <style:text-properties officeooo:rsid="004833eb" officeooo:paragraph-rsid="004833eb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  <style:style style:name="T5" style:family="text">
      <style:text-properties officeooo:rsid="002deb89"/>
    </style:style>
    <style:style style:name="T6" style:family="text">
      <style:text-properties officeooo:rsid="00308e41"/>
    </style:style>
    <style:style style:name="T7" style:family="text">
      <style:text-properties officeooo:rsid="0030b2de"/>
    </style:style>
    <style:style style:name="T8" style:family="text">
      <style:text-properties officeooo:rsid="003c386d"/>
    </style:style>
    <style:style style:name="T9" style:family="text">
      <style:text-properties officeooo:rsid="003f3f38"/>
    </style:style>
    <style:style style:name="T10" style:family="text">
      <style:text-properties officeooo:rsid="00408bd9"/>
    </style:style>
    <style:style style:name="T11" style:family="text">
      <style:text-properties officeooo:rsid="000e4f0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11">sketchfab.com for in-depth models</text:p>
      <text:p text:style-name="P12">sonniss for sound files, tv quality</text:p>
      <text:p text:style-name="P7">magicavoxel <text:span text:style-name="T6">github </text:span><text:span text:style-name="T5">for </text:span><text:span text:style-name="T7">voxel </text:span></text:p>
      <text:p text:style-name="P1">täglicher Progress auf Miro posten</text:p>
      <text:p text:style-name="P1">2 Personen <text:span text:style-name="T3">= x2 <text:s/></text:span><text:span text:style-name="T11">z.B.. A macht Environments, B macht Characters etc. </text:span></text:p>
      <text:p text:style-name="P4">consistent look, <text:span text:style-name="T4">was uns passt</text:span></text:p>
      <text:p text:style-name="P6">short story, concept</text:p>
      <text:p text:style-name="P10">1cm c4d = 1m unity</text:p>
      <text:p text:style-name="P18">uv mapping auto solang es gut aussieht</text:p>
      <text:p text:style-name="P10"/>
      <text:p text:style-name="P5">Stand Up Streifen</text:p>
      <text:list text:style-name="L1">
        <text:list-item>
          <text:p text:style-name="P13">shading</text:p>
        </text:list-item>
        <text:list-item>
          <text:p text:style-name="P13">mc</text:p>
        </text:list-item>
        <text:list-item>
          <text:p text:style-name="P14">dunkle farbe zu matschig, mehr weiß, türkis<text:span text:style-name="T8">blau</text:span> rein</text:p>
        </text:list-item>
      </text:list>
      <text:p text:style-name="P8"/>
      <text:p text:style-name="P9"><text:span text:style-name="T9">Volleyball </text:span>Diorama</text:p>
      <text:list text:style-name="L2">
        <text:list-item>
          <text:p text:style-name="P15">field</text:p>
        </text:list-item>
        <text:list-item>
          <text:p text:style-name="P15">net</text:p>
        </text:list-item>
        <text:list-item>
          <text:p text:style-name="P15">overworld</text:p>
        </text:list-item>
        <text:list-item>
          <text:p text:style-name="P15">underworld</text:p>
        </text:list-item>
        <text:list-item>
          <text:p text:style-name="P15">score board</text:p>
        </text:list-item>
        <text:list-item>
          <text:p text:style-name="P15">characters <text:span text:style-name="T10">&amp; props</text:span></text:p>
        </text:list-item>
        <text:list-item>
          <text:p text:style-name="P15">animation switches field between worlds</text:p>
        </text:list-item>
        <text:list-item>
          <text:p text:style-name="P16">bal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1-10T15:17:10.243000000</dc:date>
    <meta:editing-duration>PT3H44M50S</meta:editing-duration>
    <meta:editing-cycles>4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4" meta:word-count="97" meta:character-count="562" meta:non-whitespace-character-count="496"/>
  </office:meta>
</office:document-meta>
</file>